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Nimbus Roman No9 L"/>
    </style:style>
    <style:style style:name="P2" style:family="paragraph" style:parent-style-name="Standard">
      <style:paragraph-properties fo:line-height="150%" fo:text-align="justify" style:justify-single-word="false"/>
      <style:text-properties fo:color="#000000" style:font-name="Nimbus Roman No9 L" fo:font-size="16pt" fo:font-weight="bold" style:font-size-asian="16pt" style:font-weight-asian="bold" style:font-name-complex="Arial" style:font-size-complex="16pt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501cm" style:auto-text-indent="false"/>
      <style:text-properties fo:color="#e6e6e6" style:font-name="Nimbus Roman No9 L" fo:font-weight="bold" style:font-weight-asian="bold" style:font-name-complex="Arial"/>
    </style:style>
    <style:style style:name="P4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color="#000000" style:font-name="Nimbus Roman No9 L" fo:font-weight="normal" style:font-weight-asian="normal" style:font-weight-complex="normal"/>
    </style:style>
    <style:style style:name="P5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fo:color="#000000" style:font-name="Nimbus Roman No9 L"/>
    </style:style>
    <style:style style:name="P6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color="#000000" style:font-name="Nimbus Roman No9 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Nimbus Roman No9 L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Nimbus Roman No9 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6pt" style:font-size-asian="16pt" style:font-name-complex="Arial" style:font-size-complex="16pt"/>
    </style:style>
    <style:style style:name="T2" style:family="text">
      <style:text-properties fo:font-size="14pt" style:font-size-asian="14pt" style:font-name-complex="Arial" style:font-size-complex="14pt"/>
    </style:style>
    <style:style style:name="T3" style:family="text">
      <style:text-properties style:font-name-complex="Arial"/>
    </style:style>
    <style:style style:name="T4" style:family="text">
      <style:text-properties fo:font-size="12pt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<text:span text:style-name="T1">4 </text:span><text:span text:style-name="T2">ANÁLISE SOBRE NEGOCIAÇÃO DE REQUISITOS NO PROCESSO DE DESENVOLVIMENTO DE SOFTWARE</text:span></text:p>
      <text:p text:style-name="P2"/>
      <text:p text:style-name="P5"><text:span text:style-name="T3">4.1 </text:span><text:span text:style-name="T4">Classificação de conflitos, suas <text:s/>causas e o Nível de Racionalidade do Processo de Negociação de Ramires.</text:span></text:p>
      <text:p text:style-name="P6"/>
      <text:p text:style-name="P7"><text:span text:style-name="T5"><text:tab/>Na proposta de (Ramires, 2004), é dado um suporte a negociação e resolução de </text:span><text:span text:style-name="T6">conflito na avaliação de requisitos de software. </text:span><text:span text:style-name="T5">No suporte a negociação esta incluso suporte à argumentação com o objetivo de aumentar a racionalidade do processo de negociação.</text:span><text:span text:style-name="T6"> </text:span><text:span text:style-name="T5">Mas</text:span><text:span text:style-name="T6"> </text:span><text:span text:style-name="T5">não há preocupação em se evidenciar as causas e nem em se classificar os conflitos. Quais as implicações disto? Em que ponto(s) classificar e saber a causa dos requisitos é importante para a negociação? </text:span></text:p>
      <text:p text:style-name="P7"><text:tab/></text:p>
      <text:p text:style-name="P7"><text:span text:style-name="T5"><text:tab/>Ramires trata de </text:span><text:span text:style-name="T6">conflito na avaliação de correlações requisito/solução de software</text:span><text:span text:style-name="T5">. Este pode, segundo nossa avaliação, se dar devido a fatores de comunicação, estruturais e pessoais e pode ser classificado como funcional ou não funcional como qualquer outro conflito segundo o conceito e classificação de conflitos de Robbins (apud Camacho, 2004). E pode se enquadrar em <text:s/>um dos três tipos de conflito citado no SWEBOK Guide (SWEBOK, <text:s/>2004) e/ou esta relacionados a eles. Mas isso, não é citado na proposta de Ramires. Por que? <text:s/></text:span></text:p>
      <text:p text:style-name="P8"><text:tab/>Na proposta o conflito se emerge quando stakeholders diferentes atribuem valores diferentes a uma mesma correlação requisitos/solução. Esse valores diferentes deixam implícita, segundo (Ramires,2004), a posição de “a favor” ou “contra”. Estas tornam evidente a existência do conflito. Após o surgimento do conflito é dado início à negociação (Ramires , 2004). Mas o sistema não provê suporte aos stakeholders para fazerem avaliações sobre a pertinência do conflito para a organização, suas origens e classificação e os impactos das possíveis decisões para a organização.</text:p>
      <text:p text:style-name="P8"><text:tab/>A resposta à questão anterior talvez(por que Ramires não classifica e nem se preocupa com a causa dos conflitos?) seja pelo fato do autor considerar que essas observações e avaliações devem ser feitas em outro momento anterior à negociação. Ou talvez nem tenha pensado no assunto. Ou, ainda, tenha delimitado o escopo do seu trabalho até o certo ponto em que considerar essas observações não fazia parte dos seus objetivos de estudo. De qualquer forma, tais considerações são relevantes, já que trariam inumeros benefícios e devem ser realizadas.</text:p>
      <text:p text:style-name="P8"><text:tab/>Observamos que, devido às formas diversas de se considerar os conflitos, as classificações dos conflitos deveriam ser feitas de forma facetada: quanto a pertinência para a organização; quanto <text:s/>a natureza <text:s/>do conflito; <text:tab/></text:p>
      <text:p text:style-name="P8"><text:s/>A proposta de Ramires também oferece suporte à argumentação (apartir do SQFD) com o objetivo de aumentar a racionalidade do processo de negociação, como foi dito anteriormente. Contudo, este suporte a argumentação é limitado e prover um certo nível de racionalidade. Mas esse nível de racionalidade não é quantificado ou qualificado. O sistema <text:s/>provê um modo de os stakeholders exporem seus argumentos com o fim de dar suporte às suas posições sobre as questões na negociação. Mas não auxilia os stakeholders a relacionarem o conflito com os objetivos da organização, não satisfaz a necessidade de se saber o quanto a falta de determinada característica no software vai prejudicar a organização <text:soft-page-break/>nos seus planos para o futuro, ou seja, não aumenta a racionalidade da argumentação. Enfim, satifaz a necessidade de se expor argumentos mas não satisfaz a necessidade de suporte à argumentação racional(lúcida).</text:p>
      <text:p text:style-name="P8"><text:tab/>Percebe-se que esforços para aumentar os níveis de Racionalidade da Argumentação permitiriam verificar se determinada posição seria considerável ou não. <text:s/>Mas a complexidade envolvida no processo de software e os limites cognitivos humanos impõen barreiras à racionalização dos processos de negociação. Para driblar tais barreiras sugerimos esforços com a produção de software de apóio a racionalização de argumentação.</text:p>
      <text:p text:style-name="P8"><text:tab/>Concluimos que dentre as implicações de não se considerar as causas e nem se classificar os conflitos estão o acarretamento em perda de tempo em discussões irrelevantes, irracioniais e disfuncionais etc. Fazendo a classificação e investigação das causas dos conflitos poderíamos, por exemplo, saber quando desconsiderar a negociação de alguns conflitos, perceber a lúcidez de uma negociação, alinhar as negociações aos objetivos mais gerais das organizações etc. 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1-01-05T11:36:22</meta:creation-date>
    <dc:date>2011-01-05T11:37:57</dc:date>
    <meta:editing-cycles>1</meta:editing-cycles>
    <meta:editing-duration>PT1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1" meta:word-count="666" meta:character-count="4319"/>
  </office:meta>
</office:document-meta>
</file>